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48.09pt"/>
    </style:style>
    <style:style style:name="co2" style:family="table-column">
      <style:table-column-properties fo:break-before="auto" style:column-width="123pt"/>
    </style:style>
    <style:style style:name="co3" style:family="table-column">
      <style:table-column-properties fo:break-before="auto" style:column-width="114.41pt"/>
    </style:style>
    <style:style style:name="co4" style:family="table-column">
      <style:table-column-properties fo:break-before="auto" style:column-width="112.05pt"/>
    </style:style>
    <style:style style:name="co5" style:family="table-column">
      <style:table-column-properties fo:break-before="auto" style:column-width="86.9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/>
          <table:table-cell office:value-type="string" calcext:value-type="string">
            <text:p>Experiment COUNTED</text:p>
          </table:table-cell>
          <table:table-cell office:value-type="string" calcext:value-type="string">
            <text:p>Experiment REGRESSION</text:p>
          </table:table-cell>
          <table:table-cell office:value-type="string" calcext:value-type="string">
            <text:p>Experiment NGRAM</text:p>
          </table:table-cell>
          <table:table-cell office:value-type="string" calcext:value-type="string">
            <text:p>Experiment DTW</text:p>
          </table:table-cell>
          <table:table-cell office:value-type="string" calcext:value-type="string">
            <text:p>Experiment KNN</text:p>
          </table:table-cell>
        </table:table-row>
        <table:table-row table:style-name="ro1">
          <table:table-cell/>
          <table:table-cell office:value-type="string" calcext:value-type="string">
            <text:p>Parts: 5 ngram: 2 alpha: 11</text:p>
          </table:table-cell>
          <table:table-cell office:value-type="string" calcext:value-type="string">
            <text:p>parts: 10</text:p>
          </table:table-cell>
          <table:table-cell office:value-type="string" calcext:value-type="string">
            <text:p>Ngram: 3 alpha: 11</text:p>
          </table:table-cell>
          <table:table-cell office:value-type="string" calcext:value-type="string">
            <text:p>Knn: 7 DtwWin: 5</text:p>
          </table:table-cell>
          <table:table-cell office:value-type="string" calcext:value-type="string">
            <text:p>ngram: 3, alpha: 11, knn: 3, 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8" calcext:value-type="float">
            <text:p>0.8</text:p>
          </table:table-cell>
          <table:table-cell office:value-type="float" office:value="0.831667" calcext:value-type="float">
            <text:p>0.831667</text:p>
          </table:table-cell>
          <table:table-cell office:value-type="float" office:value="0.488333" calcext:value-type="float">
            <text:p>0.488333</text:p>
          </table:table-cell>
          <table:table-cell office:value-type="float" office:value="0.833333" calcext:value-type="float">
            <text:p>0.833333</text:p>
          </table:table-cell>
          <table:table-cell office:value-type="float" office:value="0.895" calcext:value-type="float">
            <text:p>0.895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798164" calcext:value-type="float">
            <text:p>0.798164</text:p>
          </table:table-cell>
          <table:table-cell office:value-type="float" office:value="0.832295" calcext:value-type="float">
            <text:p>0.832295</text:p>
          </table:table-cell>
          <table:table-cell office:value-type="float" office:value="0.536332" calcext:value-type="float">
            <text:p>0.536332</text:p>
          </table:table-cell>
          <table:table-cell office:value-type="float" office:value="0.833177" calcext:value-type="float">
            <text:p>0.833177</text:p>
          </table:table-cell>
          <table:table-cell office:value-type="float" office:value="0.895075" calcext:value-type="float">
            <text:p>0.895075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office:value-type="float" office:value="0.8" calcext:value-type="float">
            <text:p>0.8</text:p>
          </table:table-cell>
          <table:table-cell office:value-type="float" office:value="0.831667" calcext:value-type="float">
            <text:p>0.831667</text:p>
          </table:table-cell>
          <table:table-cell office:value-type="float" office:value="0.488333" calcext:value-type="float">
            <text:p>0.488333</text:p>
          </table:table-cell>
          <table:table-cell office:value-type="float" office:value="0.833333" calcext:value-type="float">
            <text:p>0.833333</text:p>
          </table:table-cell>
          <table:table-cell office:value-type="float" office:value="0.895" calcext:value-type="float">
            <text:p>0.895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office:value-type="float" office:value="0.726428" calcext:value-type="float">
            <text:p>0.726428</text:p>
          </table:table-cell>
          <table:table-cell office:value-type="float" office:value="0.784351" calcext:value-type="float">
            <text:p>0.784351</text:p>
          </table:table-cell>
          <table:table-cell office:value-type="float" office:value="0.586705" calcext:value-type="float">
            <text:p>0.586705</text:p>
          </table:table-cell>
          <table:table-cell office:value-type="float" office:value="0.733345" calcext:value-type="float">
            <text:p>0.733345</text:p>
          </table:table-cell>
          <table:table-cell office:value-type="float" office:value="0.836007" calcext:value-type="float">
            <text:p>0.836007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office:value-type="float" office:value="0.762291" calcext:value-type="float">
            <text:p>0.762291</text:p>
          </table:table-cell>
          <table:table-cell office:value-type="float" office:value="0.807543" calcext:value-type="float">
            <text:p>0.807543</text:p>
          </table:table-cell>
          <table:table-cell office:value-type="float" office:value="0.535223" calcext:value-type="float">
            <text:p>0.535223</text:p>
          </table:table-cell>
          <table:table-cell office:value-type="float" office:value="0.781733" calcext:value-type="float">
            <text:p>0.781733</text:p>
          </table:table-cell>
          <table:table-cell office:value-type="float" office:value="0.864989" calcext:value-type="float">
            <text:p>0.864989</text:p>
          </table:table-cell>
        </table:table-row>
        <table:table-row table:style-name="ro1">
          <table:table-cell office:value-type="string" calcext:value-type="string">
            <text:p>PCC: </text:p>
          </table:table-cell>
          <table:table-cell office:value-type="float" office:value="0.8" calcext:value-type="float">
            <text:p>0.8</text:p>
          </table:table-cell>
          <table:table-cell office:value-type="float" office:value="0.831667" calcext:value-type="float">
            <text:p>0.831667</text:p>
          </table:table-cell>
          <table:table-cell office:value-type="float" office:value="0.488333" calcext:value-type="float">
            <text:p>0.488333</text:p>
          </table:table-cell>
          <table:table-cell office:value-type="float" office:value="0.833333" calcext:value-type="float">
            <text:p>0.833333</text:p>
          </table:table-cell>
          <table:table-cell office:value-type="float" office:value="0.895" calcext:value-type="float">
            <text:p>0.895</text:p>
          </table:table-cell>
        </table:table-row>
        <table:table-row table:style-name="ro1">
          <table:table-cell office:value-type="string" calcext:value-type="string">
            <text:p>Experiment performed successfull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ecution took PT1.249S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Experiment COUNTED for ECGFIVEDAYS has been start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taset ECGFiveDays - 884 records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ta contains 2 classes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ass '1' contains 442 recor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ass '2' contains 442 recor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UNTED for ECGFIVEDAYS with params: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940422" calcext:value-type="float">
            <text:p>0.940422</text:p>
          </table:table-cell>
          <table:table-cell office:value-type="float" office:value="0.947964" calcext:value-type="float">
            <text:p>0.947964</text:p>
          </table:table-cell>
          <table:table-cell office:value-type="float" office:value="0.736425" calcext:value-type="float">
            <text:p>0.736425</text:p>
          </table:table-cell>
          <table:table-cell office:value-type="float" office:value="0.977753" calcext:value-type="float">
            <text:p>0.977753</text:p>
          </table:table-cell>
          <table:table-cell office:value-type="float" office:value="0.99095" calcext:value-type="float">
            <text:p>0.99095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940479" calcext:value-type="float">
            <text:p>0.940479</text:p>
          </table:table-cell>
          <table:table-cell office:value-type="float" office:value="0.947991" calcext:value-type="float">
            <text:p>0.947991</text:p>
          </table:table-cell>
          <table:table-cell office:value-type="float" office:value="0.737741" calcext:value-type="float">
            <text:p>0.737741</text:p>
          </table:table-cell>
          <table:table-cell office:value-type="float" office:value="0.977922" calcext:value-type="float">
            <text:p>0.977922</text:p>
          </table:table-cell>
          <table:table-cell office:value-type="float" office:value="0.990986" calcext:value-type="float">
            <text:p>0.990986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office:value-type="float" office:value="0.940422" calcext:value-type="float">
            <text:p>0.940422</text:p>
          </table:table-cell>
          <table:table-cell office:value-type="float" office:value="0.947964" calcext:value-type="float">
            <text:p>0.947964</text:p>
          </table:table-cell>
          <table:table-cell office:value-type="float" office:value="0.736425" calcext:value-type="float">
            <text:p>0.736425</text:p>
          </table:table-cell>
          <table:table-cell office:value-type="float" office:value="0.977753" calcext:value-type="float">
            <text:p>0.977753</text:p>
          </table:table-cell>
          <table:table-cell office:value-type="float" office:value="0.99095" calcext:value-type="float">
            <text:p>0.99095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office:value-type="float" office:value="0.940422" calcext:value-type="float">
            <text:p>0.940422</text:p>
          </table:table-cell>
          <table:table-cell office:value-type="float" office:value="0.947964" calcext:value-type="float">
            <text:p>0.947964</text:p>
          </table:table-cell>
          <table:table-cell office:value-type="float" office:value="0.736425" calcext:value-type="float">
            <text:p>0.736425</text:p>
          </table:table-cell>
          <table:table-cell office:value-type="float" office:value="0.977753" calcext:value-type="float">
            <text:p>0.977753</text:p>
          </table:table-cell>
          <table:table-cell office:value-type="float" office:value="0.99095" calcext:value-type="float">
            <text:p>0.99095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office:value-type="float" office:value="0.940422" calcext:value-type="float">
            <text:p>0.940422</text:p>
          </table:table-cell>
          <table:table-cell office:value-type="float" office:value="0.947964" calcext:value-type="float">
            <text:p>0.947964</text:p>
          </table:table-cell>
          <table:table-cell office:value-type="float" office:value="0.736425" calcext:value-type="float">
            <text:p>0.736425</text:p>
          </table:table-cell>
          <table:table-cell office:value-type="float" office:value="0.977753" calcext:value-type="float">
            <text:p>0.977753</text:p>
          </table:table-cell>
          <table:table-cell office:value-type="float" office:value="0.99095" calcext:value-type="float">
            <text:p>0.99095</text:p>
          </table:table-cell>
        </table:table-row>
        <table:table-row table:style-name="ro1">
          <table:table-cell office:value-type="string" calcext:value-type="string">
            <text:p>PCC: </text:p>
          </table:table-cell>
          <table:table-cell office:value-type="float" office:value="0.940422" calcext:value-type="float">
            <text:p>0.940422</text:p>
          </table:table-cell>
          <table:table-cell office:value-type="float" office:value="0.947964" calcext:value-type="float">
            <text:p>0.947964</text:p>
          </table:table-cell>
          <table:table-cell office:value-type="float" office:value="0.736425" calcext:value-type="float">
            <text:p>0.736425</text:p>
          </table:table-cell>
          <table:table-cell office:value-type="float" office:value="0.977753" calcext:value-type="float">
            <text:p>0.977753</text:p>
          </table:table-cell>
          <table:table-cell office:value-type="float" office:value="0.99095" calcext:value-type="float">
            <text:p>0.99095</text:p>
          </table:table-cell>
        </table:table-row>
        <table:table-row table:style-name="ro1">
          <table:table-cell office:value-type="string" calcext:value-type="string">
            <text:p>Experiment performed successfull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ecution took PT2.186S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Experiment COUNTED for TWOLEADECG has been start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taset TwoLeadECG - 1162 records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ta contains 2 classes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ass '2' contains 581 recor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ass '1' contains 581 recor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UNTED for TWOLEADECG with params: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919679" calcext:value-type="float">
            <text:p>0.919679</text:p>
          </table:table-cell>
          <table:table-cell office:value-type="float" office:value="0.965863" calcext:value-type="float">
            <text:p>0.965863</text:p>
          </table:table-cell>
          <table:table-cell office:value-type="float" office:value="0.812106" calcext:value-type="float">
            <text:p>0.812106</text:p>
          </table:table-cell>
          <table:table-cell office:value-type="float" office:value="0.997992" calcext:value-type="float">
            <text:p>0.997992</text:p>
          </table:table-cell>
          <table:table-cell office:value-type="float" office:value="0.968445" calcext:value-type="float">
            <text:p>0.968445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919715" calcext:value-type="float">
            <text:p>0.919715</text:p>
          </table:table-cell>
          <table:table-cell office:value-type="float" office:value="0.965893" calcext:value-type="float">
            <text:p>0.965893</text:p>
          </table:table-cell>
          <table:table-cell office:value-type="float" office:value="0.815293" calcext:value-type="float">
            <text:p>0.815293</text:p>
          </table:table-cell>
          <table:table-cell office:value-type="float" office:value="0.997996" calcext:value-type="float">
            <text:p>0.997996</text:p>
          </table:table-cell>
          <table:table-cell office:value-type="float" office:value="0.968446" calcext:value-type="float">
            <text:p>0.968446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office:value-type="float" office:value="0.919679" calcext:value-type="float">
            <text:p>0.919679</text:p>
          </table:table-cell>
          <table:table-cell office:value-type="float" office:value="0.965863" calcext:value-type="float">
            <text:p>0.965863</text:p>
          </table:table-cell>
          <table:table-cell office:value-type="float" office:value="0.812106" calcext:value-type="float">
            <text:p>0.812106</text:p>
          </table:table-cell>
          <table:table-cell office:value-type="float" office:value="0.997992" calcext:value-type="float">
            <text:p>0.997992</text:p>
          </table:table-cell>
          <table:table-cell office:value-type="float" office:value="0.968445" calcext:value-type="float">
            <text:p>0.968445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office:value-type="float" office:value="0.919679" calcext:value-type="float">
            <text:p>0.919679</text:p>
          </table:table-cell>
          <table:table-cell office:value-type="float" office:value="0.965863" calcext:value-type="float">
            <text:p>0.965863</text:p>
          </table:table-cell>
          <table:table-cell office:value-type="float" office:value="0.812106" calcext:value-type="float">
            <text:p>0.812106</text:p>
          </table:table-cell>
          <table:table-cell office:value-type="float" office:value="0.997992" calcext:value-type="float">
            <text:p>0.997992</text:p>
          </table:table-cell>
          <table:table-cell office:value-type="float" office:value="0.968445" calcext:value-type="float">
            <text:p>0.968445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office:value-type="float" office:value="0.919679" calcext:value-type="float">
            <text:p>0.919679</text:p>
          </table:table-cell>
          <table:table-cell office:value-type="float" office:value="0.965863" calcext:value-type="float">
            <text:p>0.965863</text:p>
          </table:table-cell>
          <table:table-cell office:value-type="float" office:value="0.812106" calcext:value-type="float">
            <text:p>0.812106</text:p>
          </table:table-cell>
          <table:table-cell office:value-type="float" office:value="0.997992" calcext:value-type="float">
            <text:p>0.997992</text:p>
          </table:table-cell>
          <table:table-cell office:value-type="float" office:value="0.968445" calcext:value-type="float">
            <text:p>0.968445</text:p>
          </table:table-cell>
        </table:table-row>
        <table:table-row table:style-name="ro1">
          <table:table-cell office:value-type="string" calcext:value-type="string">
            <text:p>PCC: </text:p>
          </table:table-cell>
          <table:table-cell office:value-type="float" office:value="0.919679" calcext:value-type="float">
            <text:p>0.919679</text:p>
          </table:table-cell>
          <table:table-cell office:value-type="float" office:value="0.965863" calcext:value-type="float">
            <text:p>0.965863</text:p>
          </table:table-cell>
          <table:table-cell office:value-type="float" office:value="0.812106" calcext:value-type="float">
            <text:p>0.812106</text:p>
          </table:table-cell>
          <table:table-cell office:value-type="float" office:value="0.997992" calcext:value-type="float">
            <text:p>0.997992</text:p>
          </table:table-cell>
          <table:table-cell office:value-type="float" office:value="0.968445" calcext:value-type="float">
            <text:p>0.968445</text:p>
          </table:table-cell>
        </table:table-row>
        <table:table-row table:style-name="ro1">
          <table:table-cell office:value-type="string" calcext:value-type="string">
            <text:p>Experiment performed successfull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ecution took PT1.945S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Experiment COUNTED for YOGA has been start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taset yoga - 3300 records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ta contains 2 classes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ass '1' contains 1530 recor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ass '2' contains 1770 recor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UNTED for YOGA with params: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825556" calcext:value-type="float">
            <text:p>0.825556</text:p>
          </table:table-cell>
          <table:table-cell office:value-type="float" office:value="0.866465" calcext:value-type="float">
            <text:p>0.866465</text:p>
          </table:table-cell>
          <table:table-cell office:value-type="float" office:value="0.610909" calcext:value-type="float">
            <text:p>0.610909</text:p>
          </table:table-cell>
          <table:table-cell office:value-type="float" office:value="0.912929" calcext:value-type="float">
            <text:p>0.912929</text:p>
          </table:table-cell>
          <table:table-cell office:value-type="float" office:value="0.924141" calcext:value-type="float">
            <text:p>0.924141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825509" calcext:value-type="float">
            <text:p>0.825509</text:p>
          </table:table-cell>
          <table:table-cell office:value-type="float" office:value="0.86646" calcext:value-type="float">
            <text:p>0.86646</text:p>
          </table:table-cell>
          <table:table-cell office:value-type="float" office:value="0.618132" calcext:value-type="float">
            <text:p>0.618132</text:p>
          </table:table-cell>
          <table:table-cell office:value-type="float" office:value="0.913188" calcext:value-type="float">
            <text:p>0.913188</text:p>
          </table:table-cell>
          <table:table-cell office:value-type="float" office:value="0.924337" calcext:value-type="float">
            <text:p>0.924337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office:value-type="float" office:value="0.825556" calcext:value-type="float">
            <text:p>0.825556</text:p>
          </table:table-cell>
          <table:table-cell office:value-type="float" office:value="0.866465" calcext:value-type="float">
            <text:p>0.866465</text:p>
          </table:table-cell>
          <table:table-cell office:value-type="float" office:value="0.610909" calcext:value-type="float">
            <text:p>0.610909</text:p>
          </table:table-cell>
          <table:table-cell office:value-type="float" office:value="0.912929" calcext:value-type="float">
            <text:p>0.912929</text:p>
          </table:table-cell>
          <table:table-cell office:value-type="float" office:value="0.924141" calcext:value-type="float">
            <text:p>0.924141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office:value-type="float" office:value="0.822888" calcext:value-type="float">
            <text:p>0.822888</text:p>
          </table:table-cell>
          <table:table-cell office:value-type="float" office:value="0.864513" calcext:value-type="float">
            <text:p>0.864513</text:p>
          </table:table-cell>
          <table:table-cell office:value-type="float" office:value="0.625175" calcext:value-type="float">
            <text:p>0.625175</text:p>
          </table:table-cell>
          <table:table-cell office:value-type="float" office:value="0.908872" calcext:value-type="float">
            <text:p>0.908872</text:p>
          </table:table-cell>
          <table:table-cell office:value-type="float" office:value="0.920632" calcext:value-type="float">
            <text:p>0.920632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office:value-type="float" office:value="0.824221" calcext:value-type="float">
            <text:p>0.824221</text:p>
          </table:table-cell>
          <table:table-cell office:value-type="float" office:value="0.865488" calcext:value-type="float">
            <text:p>0.865488</text:p>
          </table:table-cell>
          <table:table-cell office:value-type="float" office:value="0.618001" calcext:value-type="float">
            <text:p>0.618001</text:p>
          </table:table-cell>
          <table:table-cell office:value-type="float" office:value="0.910898" calcext:value-type="float">
            <text:p>0.910898</text:p>
          </table:table-cell>
          <table:table-cell office:value-type="float" office:value="0.922385" calcext:value-type="float">
            <text:p>0.922385</text:p>
          </table:table-cell>
        </table:table-row>
        <table:table-row table:style-name="ro1">
          <table:table-cell office:value-type="string" calcext:value-type="string">
            <text:p>PCC: </text:p>
          </table:table-cell>
          <table:table-cell office:value-type="float" office:value="0.825556" calcext:value-type="float">
            <text:p>0.825556</text:p>
          </table:table-cell>
          <table:table-cell office:value-type="float" office:value="0.866465" calcext:value-type="float">
            <text:p>0.866465</text:p>
          </table:table-cell>
          <table:table-cell office:value-type="float" office:value="0.610909" calcext:value-type="float">
            <text:p>0.610909</text:p>
          </table:table-cell>
          <table:table-cell office:value-type="float" office:value="0.912929" calcext:value-type="float">
            <text:p>0.912929</text:p>
          </table:table-cell>
          <table:table-cell office:value-type="float" office:value="0.924141" calcext:value-type="float">
            <text:p>0.924141</text:p>
          </table:table-cell>
        </table:table-row>
        <table:table-row table:style-name="ro1">
          <table:table-cell office:value-type="string" calcext:value-type="string">
            <text:p>Experiment performed successfull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ecution took PT32.532S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Experiment COUNTED for MOTESTRAIN has been start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taset MoteStrain - 1272 records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ta contains 2 classes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ass '2' contains 587 recor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ass '1' contains 685 recor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UNTED for MOTESTRAIN with params: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911688" calcext:value-type="float">
            <text:p>0.911688</text:p>
          </table:table-cell>
          <table:table-cell office:value-type="float" office:value="0.908805" calcext:value-type="float">
            <text:p>0.908805</text:p>
          </table:table-cell>
          <table:table-cell office:value-type="float" office:value="0.830189" calcext:value-type="float">
            <text:p>0.830189</text:p>
          </table:table-cell>
          <table:table-cell office:value-type="float" office:value="0.964885" calcext:value-type="float">
            <text:p>0.964885</text:p>
          </table:table-cell>
          <table:table-cell office:value-type="float" office:value="0.956761" calcext:value-type="float">
            <text:p>0.956761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911702" calcext:value-type="float">
            <text:p>0.911702</text:p>
          </table:table-cell>
          <table:table-cell office:value-type="float" office:value="0.90896" calcext:value-type="float">
            <text:p>0.90896</text:p>
          </table:table-cell>
          <table:table-cell office:value-type="float" office:value="0.830165" calcext:value-type="float">
            <text:p>0.830165</text:p>
          </table:table-cell>
          <table:table-cell office:value-type="float" office:value="0.96496" calcext:value-type="float">
            <text:p>0.96496</text:p>
          </table:table-cell>
          <table:table-cell office:value-type="float" office:value="0.956786" calcext:value-type="float">
            <text:p>0.956786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office:value-type="float" office:value="0.911688" calcext:value-type="float">
            <text:p>0.911688</text:p>
          </table:table-cell>
          <table:table-cell office:value-type="float" office:value="0.908805" calcext:value-type="float">
            <text:p>0.908805</text:p>
          </table:table-cell>
          <table:table-cell office:value-type="float" office:value="0.830189" calcext:value-type="float">
            <text:p>0.830189</text:p>
          </table:table-cell>
          <table:table-cell office:value-type="float" office:value="0.964885" calcext:value-type="float">
            <text:p>0.964885</text:p>
          </table:table-cell>
          <table:table-cell office:value-type="float" office:value="0.956761" calcext:value-type="float">
            <text:p>0.956761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office:value-type="float" office:value="0.910592" calcext:value-type="float">
            <text:p>0.910592</text:p>
          </table:table-cell>
          <table:table-cell office:value-type="float" office:value="0.909097" calcext:value-type="float">
            <text:p>0.909097</text:p>
          </table:table-cell>
          <table:table-cell office:value-type="float" office:value="0.827836" calcext:value-type="float">
            <text:p>0.827836</text:p>
          </table:table-cell>
          <table:table-cell office:value-type="float" office:value="0.962841" calcext:value-type="float">
            <text:p>0.962841</text:p>
          </table:table-cell>
          <table:table-cell office:value-type="float" office:value="0.95531" calcext:value-type="float">
            <text:p>0.95531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office:value-type="float" office:value="0.91114" calcext:value-type="float">
            <text:p>0.91114</text:p>
          </table:table-cell>
          <table:table-cell office:value-type="float" office:value="0.908951" calcext:value-type="float">
            <text:p>0.908951</text:p>
          </table:table-cell>
          <table:table-cell office:value-type="float" office:value="0.829011" calcext:value-type="float">
            <text:p>0.829011</text:p>
          </table:table-cell>
          <table:table-cell office:value-type="float" office:value="0.963862" calcext:value-type="float">
            <text:p>0.963862</text:p>
          </table:table-cell>
          <table:table-cell office:value-type="float" office:value="0.956035" calcext:value-type="float">
            <text:p>0.956035</text:p>
          </table:table-cell>
        </table:table-row>
        <table:table-row table:style-name="ro1">
          <table:table-cell office:value-type="string" calcext:value-type="string">
            <text:p>PCC: </text:p>
          </table:table-cell>
          <table:table-cell office:value-type="float" office:value="0.911688" calcext:value-type="float">
            <text:p>0.911688</text:p>
          </table:table-cell>
          <table:table-cell office:value-type="float" office:value="0.908805" calcext:value-type="float">
            <text:p>0.908805</text:p>
          </table:table-cell>
          <table:table-cell office:value-type="float" office:value="0.830189" calcext:value-type="float">
            <text:p>0.830189</text:p>
          </table:table-cell>
          <table:table-cell office:value-type="float" office:value="0.964885" calcext:value-type="float">
            <text:p>0.964885</text:p>
          </table:table-cell>
          <table:table-cell office:value-type="float" office:value="0.956761" calcext:value-type="float">
            <text:p>0.956761</text:p>
          </table:table-cell>
        </table:table-row>
        <table:table-row table:style-name="ro1">
          <table:table-cell office:value-type="string" calcext:value-type="string">
            <text:p>Experiment performed successfull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ecution took PT7.591S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Experiment COUNTED for ITALYPOWERDEMAND has been start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taset ItalyPowerDemand - 1096 records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ta contains 2 classes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ass '1' contains 547 recor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ass '2' contains 549 recor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UNTED for ITALYPOWERDEMAND with params: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935219" calcext:value-type="float">
            <text:p>0.935219</text:p>
          </table:table-cell>
          <table:table-cell office:value-type="float" office:value="0.956204" calcext:value-type="float">
            <text:p>0.956204</text:p>
          </table:table-cell>
          <table:table-cell office:value-type="float" office:value="0.566302" calcext:value-type="float">
            <text:p>0.566302</text:p>
          </table:table-cell>
          <table:table-cell office:value-type="float" office:value="0.958029" calcext:value-type="float">
            <text:p>0.958029</text:p>
          </table:table-cell>
          <table:table-cell office:value-type="float" office:value="0.965328" calcext:value-type="float">
            <text:p>0.965328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935256" calcext:value-type="float">
            <text:p>0.935256</text:p>
          </table:table-cell>
          <table:table-cell office:value-type="float" office:value="0.956214" calcext:value-type="float">
            <text:p>0.956214</text:p>
          </table:table-cell>
          <table:table-cell office:value-type="float" office:value="0.567773" calcext:value-type="float">
            <text:p>0.567773</text:p>
          </table:table-cell>
          <table:table-cell office:value-type="float" office:value="0.958245" calcext:value-type="float">
            <text:p>0.958245</text:p>
          </table:table-cell>
          <table:table-cell office:value-type="float" office:value="0.965334" calcext:value-type="float">
            <text:p>0.965334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office:value-type="float" office:value="0.935219" calcext:value-type="float">
            <text:p>0.935219</text:p>
          </table:table-cell>
          <table:table-cell office:value-type="float" office:value="0.956204" calcext:value-type="float">
            <text:p>0.956204</text:p>
          </table:table-cell>
          <table:table-cell office:value-type="float" office:value="0.566302" calcext:value-type="float">
            <text:p>0.566302</text:p>
          </table:table-cell>
          <table:table-cell office:value-type="float" office:value="0.958029" calcext:value-type="float">
            <text:p>0.958029</text:p>
          </table:table-cell>
          <table:table-cell office:value-type="float" office:value="0.965328" calcext:value-type="float">
            <text:p>0.965328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office:value-type="float" office:value="0.935195" calcext:value-type="float">
            <text:p>0.935195</text:p>
          </table:table-cell>
          <table:table-cell office:value-type="float" office:value="0.956211" calcext:value-type="float">
            <text:p>0.956211</text:p>
          </table:table-cell>
          <table:table-cell office:value-type="float" office:value="0.566665" calcext:value-type="float">
            <text:p>0.566665</text:p>
          </table:table-cell>
          <table:table-cell office:value-type="float" office:value="0.958084" calcext:value-type="float">
            <text:p>0.958084</text:p>
          </table:table-cell>
          <table:table-cell office:value-type="float" office:value="0.965326" calcext:value-type="float">
            <text:p>0.965326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office:value-type="float" office:value="0.935207" calcext:value-type="float">
            <text:p>0.935207</text:p>
          </table:table-cell>
          <table:table-cell office:value-type="float" office:value="0.956208" calcext:value-type="float">
            <text:p>0.956208</text:p>
          </table:table-cell>
          <table:table-cell office:value-type="float" office:value="0.566483" calcext:value-type="float">
            <text:p>0.566483</text:p>
          </table:table-cell>
          <table:table-cell office:value-type="float" office:value="0.958057" calcext:value-type="float">
            <text:p>0.958057</text:p>
          </table:table-cell>
          <table:table-cell office:value-type="float" office:value="0.965327" calcext:value-type="float">
            <text:p>0.965327</text:p>
          </table:table-cell>
        </table:table-row>
        <table:table-row table:style-name="ro1">
          <table:table-cell office:value-type="string" calcext:value-type="string">
            <text:p>PCC: </text:p>
          </table:table-cell>
          <table:table-cell office:value-type="float" office:value="0.935219" calcext:value-type="float">
            <text:p>0.935219</text:p>
          </table:table-cell>
          <table:table-cell office:value-type="float" office:value="0.956204" calcext:value-type="float">
            <text:p>0.956204</text:p>
          </table:table-cell>
          <table:table-cell office:value-type="float" office:value="0.566302" calcext:value-type="float">
            <text:p>0.566302</text:p>
          </table:table-cell>
          <table:table-cell office:value-type="float" office:value="0.958029" calcext:value-type="float">
            <text:p>0.958029</text:p>
          </table:table-cell>
          <table:table-cell office:value-type="float" office:value="0.965328" calcext:value-type="float">
            <text:p>0.965328</text:p>
          </table:table-cell>
        </table:table-row>
        <table:table-row table:style-name="ro1">
          <table:table-cell office:value-type="string" calcext:value-type="string">
            <text:p>Experiment performed successfull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ecution took PT2.718S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Experiment COUNTED for CHLORINECONCENTRATION has been start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taset ChlorineConcentration - 4307 records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ta contains 3 classes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ass '1' contains 1000 recor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ass '3' contains 2307 recor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ass '2' contains 1000 recor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UNTED for CHLORINECONCENTRATION with params: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826845" calcext:value-type="float">
            <text:p>0.826845</text:p>
          </table:table-cell>
          <table:table-cell office:value-type="float" office:value="0.88004" calcext:value-type="float">
            <text:p>0.88004</text:p>
          </table:table-cell>
          <table:table-cell office:value-type="float" office:value="0.579805" calcext:value-type="float">
            <text:p>0.579805</text:p>
          </table:table-cell>
          <table:table-cell office:value-type="float" office:value="0.880143" calcext:value-type="float">
            <text:p>0.880143</text:p>
          </table:table-cell>
          <table:table-cell office:value-type="float" office:value="0.854191" calcext:value-type="float">
            <text:p>0.854191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739366" calcext:value-type="float">
            <text:p>0.739366</text:p>
          </table:table-cell>
          <table:table-cell office:value-type="float" office:value="0.819871" calcext:value-type="float">
            <text:p>0.819871</text:p>
          </table:table-cell>
          <table:table-cell office:value-type="float" office:value="0.39437" calcext:value-type="float">
            <text:p>0.39437</text:p>
          </table:table-cell>
          <table:table-cell office:value-type="float" office:value="0.820249" calcext:value-type="float">
            <text:p>0.820249</text:p>
          </table:table-cell>
          <table:table-cell office:value-type="float" office:value="0.78145" calcext:value-type="float">
            <text:p>0.78145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C: </text:p>
          </table:table-cell>
          <table:table-cell office:value-type="float" office:value="0.740268" calcext:value-type="float">
            <text:p>0.740268</text:p>
          </table:table-cell>
          <table:table-cell office:value-type="float" office:value="0.82006" calcext:value-type="float">
            <text:p>0.82006</text:p>
          </table:table-cell>
          <table:table-cell office:value-type="float" office:value="0.369708" calcext:value-type="float">
            <text:p>0.369708</text:p>
          </table:table-cell>
          <table:table-cell office:value-type="float" office:value="0.820215" calcext:value-type="float">
            <text:p>0.820215</text:p>
          </table:table-cell>
          <table:table-cell office:value-type="float" office:value="0.781286" calcext:value-type="float">
            <text:p>0.781286</text:p>
          </table:table-cell>
        </table:table-row>
        <table:table-row table:style-name="ro1">
          <table:table-cell office:value-type="string" calcext:value-type="string">
            <text:p>Experiment performed successfull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ecution took PT1M58.195S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Experiment COUNTED for TWOPATTERNS has been start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taset Two_Patterns - 5000 records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ta contains 4 classes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ass '2' contains 1248 recor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ass '3' contains 1245 recor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ass '4' contains 1201 recor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ass '1' contains 1306 recor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UNTED for TWOPATTERNS with params: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869533" calcext:value-type="float">
            <text:p>0.869533</text:p>
          </table:table-cell>
          <table:table-cell office:value-type="float" office:value="0.892267" calcext:value-type="float">
            <text:p>0.892267</text:p>
          </table:table-cell>
          <table:table-cell office:value-type="float" office:value="0.680467" calcext:value-type="float">
            <text:p>0.680467</text:p>
          </table:table-cell>
          <table:table-cell office:value-type="float" office:value="1" calcext:value-type="float">
            <text:p>1</text:p>
          </table:table-cell>
          <table:table-cell office:value-type="float" office:value="0.989933" calcext:value-type="float">
            <text:p>0.989933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738998" calcext:value-type="float">
            <text:p>0.738998</text:p>
          </table:table-cell>
          <table:table-cell office:value-type="float" office:value="0.784576" calcext:value-type="float">
            <text:p>0.784576</text:p>
          </table:table-cell>
          <table:table-cell office:value-type="float" office:value="0.358673" calcext:value-type="float">
            <text:p>0.358673</text:p>
          </table:table-cell>
          <table:table-cell office:value-type="float" office:value="1" calcext:value-type="float">
            <text:p>1</text:p>
          </table:table-cell>
          <table:table-cell office:value-type="float" office:value="0.979885" calcext:value-type="float">
            <text:p>0.979885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C: </text:p>
          </table:table-cell>
          <table:table-cell office:value-type="float" office:value="0.739067" calcext:value-type="float">
            <text:p>0.739067</text:p>
          </table:table-cell>
          <table:table-cell office:value-type="float" office:value="0.784533" calcext:value-type="float">
            <text:p>0.784533</text:p>
          </table:table-cell>
          <table:table-cell office:value-type="float" office:value="0.360933" calcext:value-type="float">
            <text:p>0.360933</text:p>
          </table:table-cell>
          <table:table-cell office:value-type="float" office:value="1" calcext:value-type="float">
            <text:p>1</text:p>
          </table:table-cell>
          <table:table-cell office:value-type="float" office:value="0.979867" calcext:value-type="float">
            <text:p>0.979867</text:p>
          </table:table-cell>
        </table:table-row>
        <table:table-row table:style-name="ro1">
          <table:table-cell office:value-type="string" calcext:value-type="string">
            <text:p>Experiment performed successfull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ecution took PT3M54.212S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Experiment COUNTED for WAFER has been start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taset wafer - 7164 records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ta contains 2 classes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ass '1' contains 6402 recor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ass '-1' contains 762 recor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UNTED for WAFER with params: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988089" calcext:value-type="float">
            <text:p>0.988089</text:p>
          </table:table-cell>
          <table:table-cell office:value-type="float" office:value="0.995021" calcext:value-type="float">
            <text:p>0.995021</text:p>
          </table:table-cell>
          <table:table-cell office:value-type="float" office:value="0.64652" calcext:value-type="float">
            <text:p>0.64652</text:p>
          </table:table-cell>
          <table:table-cell office:value-type="float" office:value="0.992323" calcext:value-type="float">
            <text:p>0.992323</text:p>
          </table:table-cell>
          <table:table-cell office:value-type="float" office:value="0.998325" calcext:value-type="float">
            <text:p>0.998325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988027" calcext:value-type="float">
            <text:p>0.988027</text:p>
          </table:table-cell>
          <table:table-cell office:value-type="float" office:value="0.99503" calcext:value-type="float">
            <text:p>0.99503</text:p>
          </table:table-cell>
          <table:table-cell office:value-type="float" office:value="0.730798" calcext:value-type="float">
            <text:p>0.730798</text:p>
          </table:table-cell>
          <table:table-cell office:value-type="float" office:value="0.992298" calcext:value-type="float">
            <text:p>0.992298</text:p>
          </table:table-cell>
          <table:table-cell office:value-type="float" office:value="0.998334" calcext:value-type="float">
            <text:p>0.998334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office:value-type="float" office:value="0.988089" calcext:value-type="float">
            <text:p>0.988089</text:p>
          </table:table-cell>
          <table:table-cell office:value-type="float" office:value="0.995021" calcext:value-type="float">
            <text:p>0.995021</text:p>
          </table:table-cell>
          <table:table-cell office:value-type="float" office:value="0.64652" calcext:value-type="float">
            <text:p>0.64652</text:p>
          </table:table-cell>
          <table:table-cell office:value-type="float" office:value="0.992323" calcext:value-type="float">
            <text:p>0.992323</text:p>
          </table:table-cell>
          <table:table-cell office:value-type="float" office:value="0.998325" calcext:value-type="float">
            <text:p>0.998325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office:value-type="float" office:value="0.928058" calcext:value-type="float">
            <text:p>0.928058</text:p>
          </table:table-cell>
          <table:table-cell office:value-type="float" office:value="0.980909" calcext:value-type="float">
            <text:p>0.980909</text:p>
          </table:table-cell>
          <table:table-cell office:value-type="float" office:value="0.542875" calcext:value-type="float">
            <text:p>0.542875</text:p>
          </table:table-cell>
          <table:table-cell office:value-type="float" office:value="0.955538" calcext:value-type="float">
            <text:p>0.955538</text:p>
          </table:table-cell>
          <table:table-cell office:value-type="float" office:value="0.998259" calcext:value-type="float">
            <text:p>0.998259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office:value-type="float" office:value="0.957603" calcext:value-type="float">
            <text:p>0.957603</text:p>
          </table:table-cell>
          <table:table-cell office:value-type="float" office:value="0.987939" calcext:value-type="float">
            <text:p>0.987939</text:p>
          </table:table-cell>
          <table:table-cell office:value-type="float" office:value="0.592435" calcext:value-type="float">
            <text:p>0.592435</text:p>
          </table:table-cell>
          <table:table-cell office:value-type="float" office:value="0.973756" calcext:value-type="float">
            <text:p>0.973756</text:p>
          </table:table-cell>
          <table:table-cell office:value-type="float" office:value="0.998292" calcext:value-type="float">
            <text:p>0.998292</text:p>
          </table:table-cell>
        </table:table-row>
        <table:table-row table:style-name="ro1">
          <table:table-cell office:value-type="string" calcext:value-type="string">
            <text:p>PCC: </text:p>
          </table:table-cell>
          <table:table-cell office:value-type="float" office:value="0.988089" calcext:value-type="float">
            <text:p>0.988089</text:p>
          </table:table-cell>
          <table:table-cell office:value-type="float" office:value="0.995021" calcext:value-type="float">
            <text:p>0.995021</text:p>
          </table:table-cell>
          <table:table-cell office:value-type="float" office:value="0.64652" calcext:value-type="float">
            <text:p>0.64652</text:p>
          </table:table-cell>
          <table:table-cell office:value-type="float" office:value="0.992323" calcext:value-type="float">
            <text:p>0.992323</text:p>
          </table:table-cell>
          <table:table-cell office:value-type="float" office:value="0.998325" calcext:value-type="float">
            <text:p>0.998325</text:p>
          </table:table-cell>
        </table:table-row>
        <table:table-row table:style-name="ro1">
          <table:table-cell office:value-type="string" calcext:value-type="string">
            <text:p>Experiment performed successfull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ecution took PT5M44.828S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Experiment COUNTED for INLINESKATE has been start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taset InlineSkate - 650 records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ta contains 7 classes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ass '2' contains 100 recor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ass '3' contains 103 recor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ass '7' contains 62 recor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ass '6' contains 98 recor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ass '4' contains 108 recor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ass '5' contains 117 recor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ass '1' contains 62 recor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UNTED for INLINESKATE with params: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825495" calcext:value-type="float">
            <text:p>0.825495</text:p>
          </table:table-cell>
          <table:table-cell office:value-type="float" office:value="0.828425" calcext:value-type="float">
            <text:p>0.828425</text:p>
          </table:table-cell>
          <table:table-cell office:value-type="float" office:value="0.773773" calcext:value-type="float">
            <text:p>0.773773</text:p>
          </table:table-cell>
          <table:table-cell office:value-type="float" office:value="0.856264" calcext:value-type="float">
            <text:p>0.856264</text:p>
          </table:table-cell>
          <table:table-cell office:value-type="float" office:value="0.834725" calcext:value-type="float">
            <text:p>0.834725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390692" calcext:value-type="float">
            <text:p>0.390692</text:p>
          </table:table-cell>
          <table:table-cell office:value-type="float" office:value="0.399968" calcext:value-type="float">
            <text:p>0.399968</text:p>
          </table:table-cell>
          <table:table-cell office:value-type="float" office:value="0.207921" calcext:value-type="float">
            <text:p>0.207921</text:p>
          </table:table-cell>
          <table:table-cell office:value-type="float" office:value="0.503696" calcext:value-type="float">
            <text:p>0.503696</text:p>
          </table:table-cell>
          <table:table-cell office:value-type="float" office:value="0.434377" calcext:value-type="float">
            <text:p>0.434377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C: </text:p>
          </table:table-cell>
          <table:table-cell office:value-type="float" office:value="0.389231" calcext:value-type="float">
            <text:p>0.389231</text:p>
          </table:table-cell>
          <table:table-cell office:value-type="float" office:value="0.399487" calcext:value-type="float">
            <text:p>0.399487</text:p>
          </table:table-cell>
          <table:table-cell office:value-type="float" office:value="0.208205" calcext:value-type="float">
            <text:p>0.208205</text:p>
          </table:table-cell>
          <table:table-cell office:value-type="float" office:value="0.496923" calcext:value-type="float">
            <text:p>0.496923</text:p>
          </table:table-cell>
          <table:table-cell office:value-type="float" office:value="0.421538" calcext:value-type="float">
            <text:p>0.421538</text:p>
          </table:table-cell>
        </table:table-row>
        <table:table-row table:style-name="ro1">
          <table:table-cell office:value-type="string" calcext:value-type="string">
            <text:p>Experiment performed successfull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ecution took PT10.384S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Experiment COUNTED for PATIENTS has been start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ta contains 2 classes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ass '0' contains 65 recor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ass '1' contains 51 recor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UNTED for PATIENTS with params: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58046" calcext:value-type="float">
            <text:p>0.58046</text:p>
          </table:table-cell>
          <table:table-cell office:value-type="float" office:value="0.491379" calcext:value-type="float">
            <text:p>0.491379</text:p>
          </table:table-cell>
          <table:table-cell office:value-type="float" office:value="0.548851" calcext:value-type="float">
            <text:p>0.548851</text:p>
          </table:table-cell>
          <table:table-cell office:value-type="float" office:value="0.554598" calcext:value-type="float">
            <text:p>0.554598</text:p>
          </table:table-cell>
          <table:table-cell office:value-type="float" office:value="0.422414" calcext:value-type="float">
            <text:p>0.422414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578826" calcext:value-type="float">
            <text:p>0.578826</text:p>
          </table:table-cell>
          <table:table-cell office:value-type="float" office:value="0.494797" calcext:value-type="float">
            <text:p>0.494797</text:p>
          </table:table-cell>
          <table:table-cell office:value-type="float" office:value="0.56184" calcext:value-type="float">
            <text:p>0.56184</text:p>
          </table:table-cell>
          <table:table-cell office:value-type="float" office:value="0.553333" calcext:value-type="float">
            <text:p>0.553333</text:p>
          </table:table-cell>
          <table:table-cell office:value-type="float" office:value="0.424105" calcext:value-type="float">
            <text:p>0.424105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office:value-type="float" office:value="0.58046" calcext:value-type="float">
            <text:p>0.58046</text:p>
          </table:table-cell>
          <table:table-cell office:value-type="float" office:value="0.491379" calcext:value-type="float">
            <text:p>0.491379</text:p>
          </table:table-cell>
          <table:table-cell office:value-type="float" office:value="0.548851" calcext:value-type="float">
            <text:p>0.548851</text:p>
          </table:table-cell>
          <table:table-cell office:value-type="float" office:value="0.554598" calcext:value-type="float">
            <text:p>0.554598</text:p>
          </table:table-cell>
          <table:table-cell office:value-type="float" office:value="0.422414" calcext:value-type="float">
            <text:p>0.422414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office:value-type="float" office:value="0.559611" calcext:value-type="float">
            <text:p>0.559611</text:p>
          </table:table-cell>
          <table:table-cell office:value-type="float" office:value="0.491124" calcext:value-type="float">
            <text:p>0.491124</text:p>
          </table:table-cell>
          <table:table-cell office:value-type="float" office:value="0.57845" calcext:value-type="float">
            <text:p>0.57845</text:p>
          </table:table-cell>
          <table:table-cell office:value-type="float" office:value="0.535096" calcext:value-type="float">
            <text:p>0.535096</text:p>
          </table:table-cell>
          <table:table-cell office:value-type="float" office:value="0.411674" calcext:value-type="float">
            <text:p>0.411674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office:value-type="float" office:value="0.569931" calcext:value-type="float">
            <text:p>0.569931</text:p>
          </table:table-cell>
          <table:table-cell office:value-type="float" office:value="0.491162" calcext:value-type="float">
            <text:p>0.491162</text:p>
          </table:table-cell>
          <table:table-cell office:value-type="float" office:value="0.563456" calcext:value-type="float">
            <text:p>0.563456</text:p>
          </table:table-cell>
          <table:table-cell office:value-type="float" office:value="0.544758" calcext:value-type="float">
            <text:p>0.544758</text:p>
          </table:table-cell>
          <table:table-cell office:value-type="float" office:value="0.417008" calcext:value-type="float">
            <text:p>0.417008</text:p>
          </table:table-cell>
        </table:table-row>
        <table:table-row table:style-name="ro1">
          <table:table-cell office:value-type="string" calcext:value-type="string">
            <text:p>PCC: </text:p>
          </table:table-cell>
          <table:table-cell office:value-type="float" office:value="0.58046" calcext:value-type="float">
            <text:p>0.58046</text:p>
          </table:table-cell>
          <table:table-cell office:value-type="float" office:value="0.491379" calcext:value-type="float">
            <text:p>0.491379</text:p>
          </table:table-cell>
          <table:table-cell office:value-type="float" office:value="0.548851" calcext:value-type="float">
            <text:p>0.548851</text:p>
          </table:table-cell>
          <table:table-cell office:value-type="float" office:value="0.554598" calcext:value-type="float">
            <text:p>0.554598</text:p>
          </table:table-cell>
          <table:table-cell office:value-type="float" office:value="0.422414" calcext:value-type="float">
            <text:p>0.422414</text:p>
          </table:table-cell>
        </table:table-row>
        <table:table-row table:style-name="ro1">
          <table:table-cell office:value-type="string" calcext:value-type="string">
            <text:p>Experiment performed successfull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ecution took PT2.003S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6T07:46:19.906000000</meta:creation-date>
    <dc:date>2015-10-06T08:52:34.608000000</dc:date>
    <meta:editing-duration>PT1H6M12S</meta:editing-duration>
    <meta:editing-cycles>5</meta:editing-cycles>
    <meta:generator>LibreOffice/4.4.1.2$Windows_x86 LibreOffice_project/45e2de17089c24a1fa810c8f975a7171ba4cd432</meta:generator>
    <meta:document-statistic meta:table-count="1" meta:cell-count="495" meta:object-count="0"/>
  </office:meta>
</office:document-meta>
</file>